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2.925cm" fo:min-width="3.946cm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2.279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925cm" fo:min-width="3.945cm"/>
    </style:style>
    <style:style style:name="gr5" style:family="graphic" style:parent-style-name="standard">
      <style:graphic-properties draw:textarea-horizontal-align="justify" draw:textarea-vertical-align="middle" draw:auto-grow-height="false" fo:min-height="1.418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47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solid" draw:fill-color="#ffffa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view for Checkpoint 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P Physics 1</text:p>
          </draw:text-box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1" draw:layer="layout" svg:width="25.199cm" svg:height="2.629cm" svg:x="1.4cm" svg:y="0.628cm" presentation:class="title">
          <draw:text-box>
            <text:p>What is equilibriu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xml:id="id3" text:id="id3">All Forces on the object cancel</text:p>
                <text:list>
                  <text:list-item>
                    <text:p xml:id="id4" text:id="id4">Horizontal forces cancel.</text:p>
                  </text:list-item>
                  <text:list-item>
                    <text:p xml:id="id5" text:id="id5">Vertical forces cancel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draw:frame presentation:style-name="pr1" draw:layer="layout" svg:width="25.199cm" svg:height="3.473cm" svg:x="1.4cm" svg:y="0.206cm" presentation:class="title" presentation:user-transformed="true">
          <draw:text-box>
            <text:p>Can an object in equilibrium be stationary?</text:p>
          </draw:text-box>
        </draw:frame>
        <draw:frame presentation:style-name="pr4" draw:layer="layout" svg:width="25.199cm" svg:height="9.134cm" svg:x="1.4cm" svg:y="4.445cm" presentation:class="outline" presentation:user-transformed="true">
          <draw:text-box>
            <text:list text:style-name="L3">
              <text:list-item>
                <text:p xml:id="id7" text:id="id7">Yes! <text:s/>If all forces cancel, objects at rest must stay at rest.</text:p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8" draw:id="id8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Can an object in equilibrium be mov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xml:id="id9" text:id="id9">Yes! <text:s/>If all forces cancel, objects in motion will stay in motion.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0" draw:id="id10">
        <draw:frame presentation:style-name="pr1" draw:text-style-name="P3" draw:layer="layout" svg:width="25.199cm" svg:height="2.845cm" svg:x="1.4cm" svg:y="0.52cm" presentation:class="title" presentation:user-transformed="true">
          <draw:text-box>
            <text:p text:style-name="P3"><text:span text:style-name="T2">Can an object in equilibrium be accelerat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xml:id="id11" text:id="id11">NO!</text:p>
              </text:list-item>
              <text:list-item>
                <text:p xml:id="id12" text:id="id12"><text:span text:style-name="T3">Σ</text:span>F=ma </text:p>
              </text:list-item>
            </text:list>
            <text:list text:style-name="L4">
              <text:list-item>
                <text:p xml:id="id13" text:id="id13" text:style-name="P4"><text:span text:style-name="T4">If </text:span><text:span text:style-name="T3">Σ</text:span>F=0 N, then a=0 m/s<text:span text:style-name="T5">2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4" draw:id="id14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Can an object in free-fall be in equilibrium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xml:id="id15" text:id="id15">NO!</text:p>
              </text:list-item>
              <text:list-item>
                <text:p xml:id="id16" text:id="id16">Gravity is the only force, so it’s unbalanced.</text:p>
              </text:list-item>
            </text:list>
            <text:list text:style-name="L4">
              <text:list-item>
                <text:p xml:id="id17" text:id="id17" text:style-name="P4"><text:span text:style-name="T4">In free-fall, an object is accelerating.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8" draw:id="id18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Which object(s) is/are in equilibrium?</text:span></text:p>
          </draw:text-box>
        </draw:frame>
        <draw:custom-shape draw:style-name="gr2" draw:text-style-name="P5" draw:layer="layout" svg:width="4.446cm" svg:height="3.175cm" svg:x="3.81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3.175cm" svg:height="0.635cm" svg:x="8.256cm" svg:y="5.715cm">
          <text:p text:style-name="P6">5 N</text:p>
          <text:p text:style-name="P6"/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3.175cm" svg:height="0.635cm" svg:x="0.634cm" svg:y="5.715cm">
          <text:p text:style-name="P6">5 N</text:p>
          <text:p text:style-name="P6"/>
          <text:p text:style-name="P6"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445cm" svg:height="3.175cm" svg:x="17.78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445cm" svg:height="3.175cm" svg:x="3.81cm" svg:y="10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3.175cm" svg:height="0.635cm" svg:x="8.255cm" svg:y="11.43cm">
          <text:p text:style-name="P6">5 N</text:p>
          <text:p text:style-name="P6"/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3.175cm" svg:height="0.635cm" svg:x="0.634cm" svg:y="11.43cm">
          <text:p text:style-name="P6">5 N</text:p>
          <text:p text:style-name="P6"/>
          <text:p text:style-name="P6"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4.446cm" svg:height="3.175cm" svg:x="17.78cm" svg:y="10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635cm" svg:height="1.905cm" svg:x="19.685cm" svg:y="2.54cm">
          <text:p text:style-name="P6">1 N <text:s text:c="7"/><text:s text:c="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635cm" svg:height="1.905cm" svg:x="19.685cm" svg:y="8.255cm">
          <text:p text:style-name="P6">1 N <text:s text:c="9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635cm" svg:height="1.905cm" svg:x="5.715cm" svg:y="8.255cm">
          <text:p text:style-name="P6">1 N <text:s text:c="9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635cm" svg:height="1.905cm" svg:x="19.685cm" svg:y="13.334cm">
          <text:p text:style-name="P6">1 N <text:s text:c="9"/></text:p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3.175cm" svg:height="0.635cm" svg:x="22.225cm" svg:y="11.43cm">
          <text:p text:style-name="P6">5 N</text:p>
          <text:p text:style-name="P6"/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3.175cm" svg:height="0.635cm" svg:x="14.604cm" svg:y="11.43cm">
          <text:p text:style-name="P6">5 N</text:p>
          <text:p text:style-name="P6"/>
          <text:p text:style-name="P6"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9" draw:id="id19">
        <draw:frame presentation:style-name="pr1" draw:text-style-name="P2" draw:layer="layout" svg:width="25.199cm" svg:height="3.151cm" svg:x="1.4cm" svg:y="0.367cm" presentation:class="title" presentation:user-transformed="true">
          <draw:text-box>
            <text:p text:style-name="P2"><text:span text:style-name="T1">An object in equilibrium - (Choose all that are correct) </text:span></text:p>
          </draw:text-box>
        </draw:frame>
        <draw:frame presentation:style-name="pr4" draw:layer="layout" svg:width="25.199cm" svg:height="8.374cm" svg:x="1.4cm" svg:y="4.445cm" presentation:class="outline" presentation:user-transformed="true">
          <draw:text-box>
            <text:list text:style-name="L3">
              <text:list-item>
                <text:p>Must have zero acceleration</text:p>
              </text:list-item>
              <text:list-item>
                <text:p>Must have zero velocity.</text:p>
              </text:list-item>
              <text:list-item>
                <text:p>Must have zero net force.</text:p>
              </text:list-item>
              <text:list-item>
                <text:p>Must have zero energy.</text:p>
              </text:list-item>
              <text:list-item>
                <text:p>Must have zero displacement.</text:p>
              </text:list-item>
              <text:list-item>
                <text:p>Must have zero speed.</text:p>
              </text:list-item>
            </text:list>
          </draw:text-box>
        </draw:frame>
        <anim:par presentation:node-type="timing-root">
          <anim:par smil:begin="id19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20" draw:id="id20">
        <draw:frame presentation:style-name="pr4" draw:layer="layout" svg:width="25.199cm" svg:height="12.184cm" svg:x="1.4cm" svg:y="0.635cm" presentation:class="outline" presentation:user-transformed="true">
          <draw:text-box>
            <text:list text:style-name="L3">
              <text:list-item>
                <text:p>On mars, a 100 kg mass has a weight of 370 N. <text:s/>What is the acceleration due to gravity on Mars?</text:p>
              </text:list-item>
            </text:list>
          </draw:text-box>
        </draw:frame>
        <anim:par presentation:node-type="timing-root">
          <anim:par smil:begin="id20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21" draw:id="id21">
        <draw:g>
          <draw:custom-shape draw:style-name="gr6" draw:text-style-name="P6" draw:layer="layout" svg:width="2.54cm" svg:height="2.54cm" svg:x="3.175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3.175cm" svg:y1="2.54cm" svg:x2="3.175cm" svg:y2="6.985cm">
            <text:p/>
          </draw:line>
          <draw:line draw:style-name="gr7" draw:text-style-name="P7" draw:layer="layout" svg:x1="5.715cm" svg:y1="2.54cm" svg:x2="5.715cm" svg:y2="11.43cm">
            <text:p/>
          </draw:line>
          <draw:custom-shape draw:style-name="gr8" draw:text-style-name="P6" draw:layer="layout" svg:width="2.54cm" svg:height="1.27cm" svg:x="1.905cm" svg:y="6.985cm">
            <text:p text:style-name="P6">5 kg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27cm" svg:height="1.27cm" svg:x="5.08cm" svg:y="11.43cm">
            <text:p text:style-name="P6">2 kg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20.32cm" svg:height="12.897cm" svg:x="7.62cm" svg:y="0.635cm">
          <draw:text-box>
            <text:p text:style-name="P3"><text:span text:style-name="T2">A. What is the acceleration of the system to the left?</text:span></text:p>
            <text:p text:style-name="P3"><text:span text:style-name="T2"/></text:p>
            <text:p text:style-name="P3"><text:span text:style-name="T2"/></text:p>
            <text:p text:style-name="P3"><text:span text:style-name="T2">B. What is the speed of the right block after 0.3 seconds?</text:span></text:p>
          </draw:text-box>
        </draw:frame>
        <anim:par presentation:node-type="timing-root">
          <anim:par smil:begin="id2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22" draw:id="id22"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1.5 kg block is at rest on a table. <text:s/>The coefficient of static friction is 0.2 and the coefficient of kinetic friction is 0.15. <text:s/>The block is pulled with a force of 3N. What is the acceleration of the block.</text:p>
              </text:list-item>
            </text:list>
          </draw:text-box>
        </draw:frame>
        <anim:par presentation:node-type="timing-root">
          <anim:par smil:begin="id22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23" draw:id="id23">
        <draw:frame presentation:style-name="pr1" draw:text-style-name="P9" draw:layer="layout" svg:width="25.199cm" svg:height="3.799cm" svg:x="1.4cm" svg:y="0.043cm" presentation:class="title" presentation:user-transformed="true">
          <draw:text-box>
            <text:p text:style-name="P9"><text:span text:style-name="T6">Both objects are launched down the ramp with the same initial velocity. <text:s/>Which object is moving fastest when it reaches the bottom of the ramp?</text:span></text:p>
          </draw:text-box>
        </draw:frame>
        <draw:line draw:style-name="gr11" draw:text-style-name="P7" draw:layer="layout" svg:x1="0.775cm" svg:y1="7.62cm" svg:x2="9.665cm" svg:y2="13.97cm">
          <text:p text:style-name="P6"><text:span text:style-name="T3"/></text:p>
          <text:p text:style-name="P6"><text:span text:style-name="T3">µ</text:span><text:span text:style-name="T3">=0.1</text:span></text:p>
        </draw:line>
        <draw:line draw:style-name="gr11" draw:text-style-name="P7" draw:layer="layout" svg:x1="11.155cm" svg:y1="7.62cm" svg:x2="27.665cm" svg:y2="13.97cm">
          <text:p text:style-name="P10"><text:span text:style-name="T3"/></text:p>
          <text:p text:style-name="P10"><text:span text:style-name="T3">µ=0.1</text:span></text:p>
        </draw:line>
        <draw:custom-shape draw:style-name="gr12" draw:text-style-name="P6" draw:layer="layout" svg:width="1.905cm" svg:height="1.905cm" draw:transform="rotate (-0.621686279560381) translate (1.884cm 6.2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1.905cm" draw:transform="rotate (-0.384321501289151) translate (11.569cm 5.77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07:33:11.873662963</meta:creation-date>
    <dc:date>2023-12-12T08:15:06.485743844</dc:date>
    <meta:editing-duration>PT41M49S</meta:editing-duration>
    <meta:editing-cycles>15</meta:editing-cycles>
    <meta:generator>LibreOffice/7.0.6.2$Linux_X86_64 LibreOffice_project/00$Build-2</meta:generator>
    <meta:document-statistic meta:object-count="88"/>
  </office:meta>
</office:document-meta>
</file>